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15%"/>
    </style:style>
    <style:style style:name="P3" style:family="paragraph" style:parent-style-name="Heading_20_1">
      <style:paragraph-properties fo:margin-top="0.278in" fo:margin-bottom="0.0835in" loext:contextual-spacing="false"/>
    </style:style>
    <style:style style:name="P4" style:family="paragraph" style:parent-style-name="Title" style:master-page-name="Standard">
      <style:paragraph-properties fo:margin-top="0in" fo:margin-bottom="0.0417in" loext:contextual-spacing="false" fo:line-height="115%"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73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vpld8474t98"/>Off-the-page Feasibility Workshop</text:p>
      <text:p text:style-name="P2"/>
      <text:p text:style-name="P2"><text:span text:style-name="T1">client:</text:span> <text:span text:style-name="T2">XYZ</text:span></text:p>
      <text:p text:style-name="P2"><text:span text:style-name="T1">author:</text:span> LShift Ltd.</text:p>
      <text:p text:style-name="P2"><text:span text:style-name="T1">recipients:</text:span> <text:span text:style-name="T2">XYZ</text:span> Plc</text:p>
      <text:p text:style-name="P2"><text:span text:style-name="T1">version:</text:span> 1.1</text:p>
      <text:p text:style-name="P2"><text:span text:style-name="T1">confidential:</text:span> yes</text:p>
      <text:p text:style-name="P2"><text:span text:style-name="T1">tnc:</text:span> no </text:p>
      <text:p text:style-name="P2"><text:span text:style-name="T1">toc:</text:span> yes</text:p>
      <text:p text:style-name="P3"><text:bookmark text:name="_xci9daj18pmy"/>Overview</text:p>
      <text:p text:style-name="P1">This document is deliberately just a collection of notes from a workshop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Quotations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6-11-07T16:06:32.357715033</dc:date>
    <meta:editing-duration>PT4H26M19S</meta:editing-duration>
    <meta:editing-cycles>2</meta:editing-cycles>
    <meta:document-statistic meta:table-count="0" meta:image-count="0" meta:object-count="0" meta:page-count="1" meta:paragraph-count="10" meta:word-count="32" meta:character-count="208" meta:non-whitespace-character-count="185"/>
  </office:meta>
</office:document-meta>
</file>